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0000001CFF240741A764FC26F.png" manifest:media-type="image/png"/>
  <manifest:file-entry manifest:full-path="Pictures/10000201000001BC000000710D5A43792FADB7AB.png" manifest:media-type="image/png"/>
  <manifest:file-entry manifest:full-path="Pictures/10000201000000E1000000E1B47BA6C2C42940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476cm" svg:height="6.476cm" svg:x="2.7cm" svg:y="7.262cm">
          <draw:image xlink:href="Pictures/10000201000000E1000000E1B47BA6C2C4294010.png" xlink:type="simple" xlink:show="embed" xlink:actuate="onLoad" loext:mime-type="image/png">
            <text:p/>
          </draw:image>
        </draw:frame>
        <draw:frame draw:style-name="gr1" draw:text-style-name="P1" draw:layer="layout" svg:width="8.603cm" svg:height="2.189cm" svg:x="19.697cm" svg:y="9.406cm">
          <draw:image xlink:href="Pictures/10000201000001BC000000710D5A43792FADB7AB.png" xlink:type="simple" xlink:show="embed" xlink:actuate="onLoad" loext:mime-type="image/png">
            <text:p/>
          </draw:image>
        </draw:frame>
        <draw:frame draw:style-name="gr1" draw:text-style-name="P1" draw:layer="layout" svg:width="7.71cm" svg:height="4.85cm" svg:x="10.995cm" svg:y="8.075cm">
          <draw:image xlink:href="Pictures/10000201000002E0000001CFF240741A764FC26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3:19:48.734988522</meta:creation-date>
    <dc:date>2021-12-13T13:26:40.066431505</dc:date>
    <meta:editing-duration>PT6M50S</meta:editing-duration>
    <meta:editing-cycles>6</meta:editing-cycles>
    <meta:generator>LibreOffice/6.4.7.2$Linux_X86_64 LibreOffice_project/40$Build-2</meta:generator>
    <meta:document-statistic meta:object-count="3"/>
  </office:meta>
</office:document-meta>
</file>